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ipt</text:p>
      <text:p text:style-name="P1">Sfruttando esclusivamente awk e df, stampare un elenco delle partizioni presenti sul pc, comprensive del nome e della percentuale di spazio usato.</text:p>
      <text:p text:style-name="P1">L'elenco deve avere obbligatoriamente questa forma:</text:p>
      <text:p text:style-name="P1"><text:tab/>Elenco partizioni </text:p>
      <text:p text:style-name="P1"><text:tab/><text:tab/>La partizione xxxx<text:tab/>e usata al yy%. </text:p>
      <text:p text:style-name="P1"><text:tab/><text:tab/>La partizione xxxx<text:tab/>e usata al yy%. </text:p>
      <text:p text:style-name="P1"><text:tab/>Fine Elenco </text:p>
      <text:p text:style-name="P1"/>
      <text:p text:style-name="P1">Scrivere poi uno script awk che effettui la stessa co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daniele</dc:creator>
    <dc:date>2009-04-14T15:03:27</dc:date>
    <meta:editing-cycles>13</meta:editing-cycles>
    <meta:editing-duration>PT11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57" meta:character-count="365"/>
  </office:meta>
</office:document-meta>
</file>